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bold"/>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4"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5"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Open Sans" fo:font-size="12pt" fo:letter-spacing="normal" fo:font-style="normal" fo:font-weight="normal"/>
    </style:style>
    <style:style style:name="T1" style:family="text">
      <style:text-properties fo:font-weight="bold"/>
    </style:style>
    <style:style style:name="T2" style:family="text">
      <style:text-properties officeooo:rsid="001c1dc4"/>
    </style:style>
    <style:style style:name="T3" style:family="text">
      <style:text-properties fo:font-variant="normal" fo:text-transform="none" fo:color="#ffffff" loext:opacity="100%" style:text-line-through-style="none" style:text-line-through-type="none" style:font-name="Open Sans" fo:font-size="12pt" fo:letter-spacing="normal" fo:font-style="normal" style:text-underline-style="none" fo:font-weight="normal" style:text-blinking="false" fo:background-color="#505050" loext:char-shading-valu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platon.campograndeformacion.com/mod/assign/view.php?id=26059" text:style-name="Internet_20_link" text:visited-style-name="Visited_20_Internet_20_Link"><text:span text:style-name="T3">Tema 1. Apartado 1.5.2.<text:line-break/>"Descripción de etiquetas y atributos para dar estilo al documento"</text:span></text:a> </text:p>
      <text:p text:style-name="P1"/>
      <text:p text:style-name="P2">ENUNCIADO</text:p>
      <text:p text:style-name="P3">Además de etiquetas y contenido, un elemento puede tener atributos y etiquetas. Mientras que los atributos definen valores o propiedades para ser utilizadas por los navegadores en el procesamiento del documento, las etiquetas son las forma que tienen los autores de definir propiedades para un elemento.</text:p>
      <text:p text:style-name="P3">Para afianzar estos dos términos, le solicitamos:</text:p>
      <text:list text:style-name="L1">
        <text:list-item>
          <text:p text:style-name="P4">Cree un documento HTML.</text:p>
        </text:list-item>
        <text:list-item>
          <text:p text:style-name="P5">Inserte varios párrafos en los que se muestren diferentes ejemplos de atributos de estilos para fuentes en los que se puedan ver diferentes colores de fuente, de fondos, distintos formatos de texto, et<text:span text:style-name="T2">c</text:span>.</text:p>
        </text:list-item>
        <text:list-item>
          <text:p text:style-name="P5">Asimismo, describa los atributos utilizados para cada estilo.</text:p>
        </text:list-item>
      </text:list>
      <text:p text:style-name="P3"><text:line-break/><text:line-break/></text:p>
      <text:p text:style-name="P3"><text:bookmark text:name="yui_3_17_2_1_1680640756058_49"/><text:span text:style-name="T1">Actividad asociada al CE1.2</text:span><text:line-break/>Describir las etiquetas y los atributos que se utilizan para definir estilos para una página y para partes de la misma, teniendo en cuenta unas especificaciones de diseño.<text:line-break/><text:line-break/><text:line-break/><text:span text:style-name="T1">Duración</text:span>: 20’.</text:p>
      <text:p text:style-name="P3"><text:span text:style-name="T1">Criterios de corrección:</text:span> la valoración máxima de esta actividad es de 10 puntos repartidos entre los siguientes criterios:</text:p>
      <text:p text:style-name="P3"><text:bookmark text:name="yui_3_17_2_1_1680640756058_50"/>1. Estructurar la información aportada con orden jerárquico y sentido. <text:s/>(2 puntos) <text:line-break/>2. Dar respuesta coherente y justificada a lo requerido. <text:s/>(4 puntos)<text:line-break/>3. Grado de profundidad de la exposición. <text:s/>(3 puntos)<text:line-break/>4. Cumplimiento de entrega plazos establecidos (1 punt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23:15:16.719000000</meta:creation-date>
    <dc:date>2023-04-04T23:16:38.706000000</dc:date>
    <meta:editing-duration>PT1M22S</meta:editing-duration>
    <meta:editing-cycles>1</meta:editing-cycles>
    <meta:generator>LibreOffice/7.5.0.3$Windows_X86_64 LibreOffice_project/c21113d003cd3efa8c53188764377a8272d9d6de</meta:generator>
    <meta:document-statistic meta:table-count="0" meta:image-count="0" meta:object-count="0" meta:page-count="1" meta:paragraph-count="11" meta:word-count="208" meta:character-count="1346" meta:non-whitespace-character-count="1142"/>
  </office:meta>
</office:document-meta>
</file>